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D" style:family="table-column">
      <style:table-column-properties style:column-width="0.6299in" style:rel-column-width="5958*"/>
    </style:style>
    <style:style style:name="Table1.K" style:family="table-column">
      <style:table-column-properties style:column-width="0.6299in" style:rel-column-width="59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Table_20_Contents">
      <style:text-properties officeooo:paragraph-rsid="002b034a"/>
    </style:style>
    <style:style style:name="P3" style:family="paragraph" style:parent-style-name="Heading_20_2">
      <style:text-properties officeooo:paragraph-rsid="001f7d61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="solid" draw:fill-color="#ff0000"/>
      <style:paragraph-properties fo:text-align="center"/>
      <style:text-properties fo:font-size="12pt"/>
    </style:style>
    <style:style style:name="P6" style:family="paragraph">
      <loext:graphic-properties draw:fill="solid" draw:fill-color="#ffff00"/>
      <style:paragraph-properties fo:text-align="center"/>
      <style:text-properties fo:font-size="12pt"/>
    </style:style>
    <style:style style:name="P7" style:family="paragraph">
      <loext:graphic-properties draw:fill-color="#99ff66" draw:opacity="25%"/>
      <style:paragraph-properties fo:text-align="center"/>
      <style:text-properties fo:font-size="12pt"/>
    </style:style>
    <style:style style:name="P8" style:family="paragraph">
      <loext:graphic-properties draw:fill-color="#ff6600" draw:opacity="25%"/>
      <style:paragraph-properties fo:text-align="center"/>
      <style:text-properties fo:font-size="12pt"/>
    </style:style>
    <style:style style:name="P9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54in" fo:min-width="0.1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66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solid"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 text:is-list-header="true"><draw:custom-shape text:anchor-type="paragraph" draw:z-index="14" draw:name="Shape 50" draw:style-name="gr8" draw:text-style-name="P9" svg:width="0.1343in" svg:height="0.1343in" svg:x="6.5492in" svg:y="0.41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9" draw:text-style-name="P10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12" draw:text-style-name="P12" svg:width="0.1335in" svg:height="0.1335in" svg:x="0.8862in" svg:y="0.4201in"><text:p/><draw:enhanced-geometry svg:viewBox="0 0 21600 21600" draw:type="rectangle" draw:enhanced-path="M 0 0 L 21600 0 21600 21600 0 21600 0 0 Z N"/></draw:custom-shape><draw:custom-shape text:anchor-type="paragraph" draw:z-index="26" draw:name="Shape 8" draw:style-name="gr3" draw:text-style-name="P5" svg:width="0.1335in" svg:height="0.1335in" svg:x="5.3016in" svg:y="0.4126in"><text:p/><draw:enhanced-geometry svg:viewBox="0 0 21600 21600" draw:type="rectangle" draw:enhanced-path="M 0 0 L 21600 0 21600 21600 0 21600 0 0 Z N"/></draw:custom-shape><draw:custom-shape text:anchor-type="paragraph" draw:z-index="29" draw:name="Shape 23" draw:style-name="gr1" draw:text-style-name="P4" svg:width="0.1343in" svg:height="0.1343in" svg:x="3.428in" svg:y="0.430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K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1" draw:name="Shape 9" draw:style-name="gr3" draw:text-style-name="P5" svg:width="0.1335in" svg:height="0.1335in" svg:x="0.2256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7" draw:text-style-name="P8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9" draw:name="Shape 12" draw:style-name="gr5" draw:text-style-name="P6" svg:width="0.1343in" svg:height="0.1343in" svg:x="0.229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6" draw:text-style-name="P7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><draw:custom-shape text:anchor-type="paragraph" draw:z-index="31" draw:name="Shape 20" draw:style-name="gr1" draw:text-style-name="P4" svg:width="0.1343in" svg:height="0.1343in" svg:x="0.2173in" svg:y="0.164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7" draw:name="Shape 14" draw:style-name="gr1" draw:text-style-name="P4" svg:width="0.1343in" svg:height="0.1343in" svg:x="0.2055in" svg:y="0.157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9" draw:text-style-name="P10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5" draw:name="Shape 17" draw:style-name="gr3" draw:text-style-name="P5" svg:width="0.1335in" svg:height="0.1335in" svg:x="0.2335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7" draw:text-style-name="P8" svg:width="0.1335in" svg:height="0.1335in" svg:x="0.235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3" draw:style-name="gr4" draw:text-style-name="P6" svg:width="0.1335in" svg:height="0.1335in" svg:x="0.231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6" draw:text-style-name="P7" svg:width="0.1335in" svg:height="0.1335in" svg:x="0.2244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13" draw:text-style-name="P9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7" draw:name="Shape 3" draw:style-name="gr4" draw:text-style-name="P6" svg:width="0.1335in" svg:height="0.1335in" svg:x="0.233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0" draw:text-style-name="P7" svg:width="0.1343in" svg:height="0.1343in" svg:x="0.2437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<draw:custom-shape text:anchor-type="paragraph" draw:z-index="30" draw:name="Shape 24" draw:style-name="gr2" draw:text-style-name="P4" svg:width="0.1358in" svg:height="0.1358in" svg:x="0.248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2" draw:name="Shape 48" draw:style-name="gr9" draw:text-style-name="P10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24" draw:name="Shape 16" draw:style-name="gr3" draw:text-style-name="P5" svg:width="0.1335in" svg:height="0.1335in" svg:x="0.2256in" svg:y="0.169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8" draw:name="Shape 21" draw:style-name="gr1" draw:text-style-name="P4" svg:width="0.1343in" svg:height="0.1343in" svg:x="0.2154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11" draw:text-style-name="P11" svg:width="0.1343in" svg:height="0.1343in" svg:x="0.2366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5" draw:style-name="gr3" draw:text-style-name="P5" svg:width="0.1335in" svg:height="0.1335in" svg:x="0.2366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7" draw:text-style-name="P8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11" draw:style-name="gr4" draw:text-style-name="P6" svg:width="0.1335in" svg:height="0.1335in" svg:x="0.243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6" draw:text-style-name="P7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0" draw:text-style-name="P7" svg:width="0.1343in" svg:height="0.1343in" svg:x="0.2417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2" draw:name="Shape 18" draw:style-name="gr1" draw:text-style-name="P4" svg:width="0.1343in" svg:height="0.1343in" svg:x="0.2437in" svg:y="0.150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9" draw:name="Shape 45" draw:style-name="gr9" draw:text-style-name="P10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0" draw:style-name="gr3" draw:text-style-name="P5" svg:width="0.1335in" svg:height="0.1335in" svg:x="0.2457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7" draw:text-style-name="P8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21:27:16.365287317</dc:date>
    <meta:editing-duration>PT1H51M23S</meta:editing-duration>
    <meta:editing-cycles>14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